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font-weight-complex="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P9" style:parent-style-name="Standard" style:family="paragraph">
      <style:text-properties fo:font-style="italic" style:font-style-asian="italic"/>
    </style:style>
    <style:style style:name="T10" style:parent-style-name="DefaultParagraphFont" style:family="text">
      <style:text-properties fo:font-weight="bold" style:font-weight-asian="bold" style:font-weight-complex="bold"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weight="bold" style:font-weight-asian="bold" fo:font-style="italic" style:font-style-asian="italic"/>
    </style:style>
    <style:style style:name="T13" style:parent-style-name="DefaultParagraphFont" style:family="text">
      <style:text-properties fo:font-style="italic" style:font-style-asian="italic"/>
    </style:style>
    <style:style style:name="P14" style:parent-style-name="Standard" style:family="paragraph">
      <style:text-properties fo:font-style="italic" style:font-style-asian="italic"/>
    </style:style>
    <style:style style:name="T15" style:parent-style-name="DefaultParagraphFont" style:family="text">
      <style:text-properties fo:font-weight="bold" style:font-weight-asian="bold" style:font-weight-complex="bold"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P19" style:parent-style-name="Standard" style:family="paragraph">
      <style:text-properties fo:font-style="italic" style:font-style-asian="italic"/>
    </style:style>
    <style:style style:name="T20" style:parent-style-name="DefaultParagraphFont" style:family="text">
      <style:text-properties fo:font-weight="bold" style:font-weight-asian="bold" style:font-weight-complex="bold"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style:font-weight-complex="bold"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style="italic" style:font-style-asian="italic"/>
    </style:style>
    <style:style style:name="P29" style:parent-style-name="Standard" style:family="paragraph">
      <style:text-properties fo:font-style="italic" style:font-style-asian="italic"/>
    </style:style>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P34" style:parent-style-name="Standard" style:family="paragraph">
      <style:text-properties fo:font-style="italic" style:font-style-asian="italic"/>
    </style:style>
    <style:style style:name="T35" style:parent-style-name="DefaultParagraphFont" style:family="text">
      <style:text-properties fo:font-weight="bold" style:font-weight-asian="bold" style:font-weight-complex="bold"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P39" style:parent-style-name="Standard" style:family="paragraph">
      <style:text-properties fo:font-style="italic" style:font-style-asian="italic"/>
    </style:style>
    <style:style style:name="T40" style:parent-style-name="DefaultParagraphFont" style:family="text">
      <style:text-properties fo:font-weight="bold" style:font-weight-asian="bold" style:font-weight-complex="bold"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P44" style:parent-style-name="Standard" style:family="paragraph">
      <style:text-properties fo:font-style="italic" style:font-style-asian="italic"/>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P49" style:parent-style-name="Standard" style:family="paragraph">
      <style:text-properties fo:font-style="italic" style:font-style-asian="italic"/>
    </style:style>
    <style:style style:name="T50" style:parent-style-name="DefaultParagraphFont" style:family="text">
      <style:text-properties fo:font-weight="bold" style:font-weight-asian="bold" style:font-weight-complex="bold"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P54" style:parent-style-name="Standard" style:family="paragraph">
      <style:text-properties fo:font-style="italic" style:font-style-asian="italic"/>
    </style:style>
    <style:style style:name="T55" style:parent-style-name="DefaultParagraphFont" style:family="text">
      <style:text-properties fo:font-weight="bold" style:font-weight-asian="bold" style:font-weight-complex="bold"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P59" style:parent-style-name="Standard" style:family="paragraph">
      <style:text-properties fo:font-style="italic" style:font-style-asian="italic"/>
    </style:style>
    <style:style style:name="T60" style:parent-style-name="DefaultParagraphFont" style:family="text">
      <style:text-properties fo:font-weight="bold" style:font-weight-asian="bold"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s.</text:span></text:p>
      <text:p text:style-name="P9"/>
      <text:p text:style-name="Standard"><text:span text:style-name="T10">CD:</text:span><text:span text:style-name="T11"><text:s/>Data churn is difficult tool to use is it?</text:span></text:p>
      <text:p text:style-name="Standard"><text:span text:style-name="T12">HU:</text:span><text:span text:style-name="T13"><text:s/>It is a difficult tool to use, I must admit, but the team has learnt how to make the most of it.</text:span></text:p>
      <text:p text:style-name="P14"/>
      <text:p text:style-name="Standard"><text:span text:style-name="T15">CD:</text:span><text:span text:style-name="T16"><text:s/>Does it affected efficiency of output?</text:span></text:p>
      <text:p text:style-name="Standard"><text:span text:style-name="T17">HU:</text:span><text:span text:style-name="T18"><text:s/>It does not affect us much. We have trained a team of five people on how to use Data Churn effectively.</text:span></text:p>
      <text:p text:style-name="P19"/>
      <text:p text:style-name="Standard"><text:span text:style-name="T20">CD:</text:span><text:span text:style-name="T21"><text:s/>As you said only 5 people trained on how to use data churn,does request pile up more?</text:span></text:p>
      <text:p text:style-name="Standard"><text:span text:style-name="T22">HU:</text:span><text:span text:style-name="T23"><text:s/>Not much. The requests pile up only when one of the five members quits our organisation and we are waiting for a new member to be trained on Data Churn.</text:span></text:p>
      <text:p text:style-name="P24"/>
      <text:p text:style-name="Standard"><text:span text:style-name="T25">CD:</text:span><text:span text:style-name="T26"><text:s/>How often does ypur team like using data churn tool?</text:span></text:p>
      <text:p text:style-name="Standard"><text:span text:style-name="T27">HU:</text:span><text:span text:style-name="T28"><text:s/>Yes, our team members certainly do not like using Data Churn and tend to quit within 12–18 months.</text:span></text:p>
      <text:p text:style-name="P29"/>
      <text:p text:style-name="Standard"><text:span text:style-name="T30">CD:</text:span><text:span text:style-name="T31"><text:s/>how much time is rquired to train a new team member and how much does it cost to your organisation?</text:span></text:p>
      <text:p text:style-name="Standard"><text:span text:style-name="T32">HU:</text:span><text:span text:style-name="T33"><text:s/>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34"/>
      <text:p text:style-name="Standard"><text:span text:style-name="T35">CD: Does data churn offers</text:span><text:span text:style-name="T36"><text:s/>services ?</text:span></text:p>
      <text:p text:style-name="Standard"><text:span text:style-name="T37">HU:</text:span><text:span text:style-name="T38"><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39"/>
      <text:p text:style-name="Standard"><text:span text:style-name="T40">CD:</text:span><text:span text:style-name="T41"><text:s/>It means your over time pay is also more?s</text:span></text:p>
      <text:p text:style-name="Standard"><text:span text:style-name="T42">HD:</text:span><text:span text:style-name="T43"><text:s/>Yes, our overtime pay rate is double the normal salary. But even with overtime pay, the existing team members are not willing to do the extra work, which leads to further attrition.</text:span></text:p>
      <text:p text:style-name="P44"/>
      <text:p text:style-name="Standard"><text:span text:style-name="T45">CD:</text:span><text:span text:style-name="T46"><text:s/>Got it. But when you employ contractors from Data Churn, who do not know your data as well as your team members, does that not affect the quality of the work?</text:span></text:p>
      <text:soft-page-break/>
      <text:p text:style-name="Standard"><text:span text:style-name="T47">HU:</text:span><text:span text:style-name="T48"><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 <text:s/>review their work, which leads to duplication of effort.</text:span></text:p>
      <text:p text:style-name="P49"/>
      <text:p text:style-name="Standard"><text:span text:style-name="T50">CD:</text:span><text:span text:style-name="T51"><text:s/>I have a better solution to your current problems , shall i represent it to you?</text:span></text:p>
      <text:p text:style-name="Standard"><text:span text:style-name="T52">HU:</text:span><text:span text:style-name="T53"><text:s/>Tell me about it! I keep getting escalations every other day from the heads of various departments that my team is not functioning optimally. I wish I could get some peace of mind at times. Data Churn is certainly not helping our case!</text:span></text:p>
      <text:p text:style-name="P54"/>
      <text:p text:style-name="Standard"><text:span text:style-name="T55">CD:</text:span><text:span text:style-name="T56"><text:s/>I belive that the solution which i am going to represent you ,will definitely benifit to your organisation.</text:span></text:p>
      <text:p text:style-name="Standard"><text:span text:style-name="T57">HU:</text:span><text:span text:style-name="T58"><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59"/>
      <text:p text:style-name="Standard"><text:span text:style-name="T60">CD:</text:span><text:span text:style-name="T61"><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62">HU:</text:span><text:span text:style-name="T63"><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uest User</dc:creator>
    <meta:creation-date>2021-10-28T14:15:00Z</meta:creation-date>
    <dc:date>2021-10-28T14:15:00Z</dc:date>
    <meta:template xlink:href="Normal.dotm" xlink:type="simple"/>
    <meta:editing-cycles>2</meta:editing-cycles>
    <meta:editing-duration>PT0S</meta:editing-duration>
    <meta:document-statistic meta:page-count="1" meta:paragraph-count="8" meta:word-count="615" meta:character-count="4114" meta:row-count="29" meta:non-whitespace-character-count="3507"/>
  </office:meta>
</office:document-meta>
</file>